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c0a" officeooo:paragraph-rsid="0010fc0a"/>
    </style:style>
    <style:style style:name="P2" style:family="paragraph" style:parent-style-name="Standard">
      <style:text-properties officeooo:rsid="0010fc0a" officeooo:paragraph-rsid="00168ada"/>
    </style:style>
    <style:style style:name="P3" style:family="paragraph" style:parent-style-name="Standard">
      <style:text-properties officeooo:rsid="0012d24c" officeooo:paragraph-rsid="0012d24c"/>
    </style:style>
    <style:style style:name="P4" style:family="paragraph" style:parent-style-name="Standard">
      <style:text-properties officeooo:rsid="0015c18e" officeooo:paragraph-rsid="0015c18e"/>
    </style:style>
    <style:style style:name="P5" style:family="paragraph" style:parent-style-name="Standard">
      <style:text-properties fo:font-size="15pt" fo:font-weight="bold" officeooo:rsid="0010fc0a" officeooo:paragraph-rsid="0010fc0a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68ada" officeooo:paragraph-rsid="00168ada"/>
    </style:style>
    <style:style style:name="P7" style:family="paragraph" style:parent-style-name="Standard">
      <style:text-properties officeooo:rsid="0016a4a1" officeooo:paragraph-rsid="0016a4a1"/>
    </style:style>
    <style:style style:name="P8" style:family="paragraph" style:parent-style-name="Standard">
      <style:text-properties officeooo:rsid="0016a4a1" officeooo:paragraph-rsid="0016a4a1"/>
    </style:style>
    <style:style style:name="P9" style:family="paragraph" style:parent-style-name="Standard">
      <style:text-properties fo:font-weight="normal" officeooo:rsid="001b722c" officeooo:paragraph-rsid="001b722c" style:font-weight-asian="normal" style:font-weight-complex="normal"/>
    </style:style>
    <style:style style:name="P10" style:family="paragraph" style:parent-style-name="Standard">
      <style:text-properties fo:font-size="15pt" fo:font-weight="bold" officeooo:rsid="0010fc0a" officeooo:paragraph-rsid="0010fc0a" style:font-size-asian="15pt" style:font-weight-asian="bold" style:font-size-complex="15pt" style:font-weight-complex="bold"/>
    </style:style>
    <style:style style:name="T1" style:family="text">
      <style:text-properties officeooo:rsid="00168ada"/>
    </style:style>
    <style:style style:name="T2" style:family="text">
      <style:text-properties officeooo:rsid="00177961"/>
    </style:style>
    <style:style style:name="T3" style:family="text">
      <style:text-properties officeooo:rsid="001b7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ur après jour 13-44</text:p>
      <text:p text:style-name="P3">Résumé depuis 1811 jusqu’à la catastrophe, minute par minute, plus image</text:p>
      <text:p text:style-name="P4">Timeline ? Open source : <text:span text:style-name="T2">TimelineJS/Bootstrap</text:span></text:p>
      <text:p text:style-name="P3"/>
      <text:p text:style-name="P5">Chronique d’une débâcle annoncée 47-84</text:p>
      <text:p text:style-name="P4">Roman</text:p>
      <text:p text:style-name="P4"/>
      <text:p text:style-name="P4">Idée : on réunit les deux chapitres sur une seule page,</text:p>
      <text:p text:style-name="P4"/>
      <text:p text:style-name="P4"/>
      <text:p text:style-name="P5">Une course contre la mort 91-113</text:p>
      <text:p text:style-name="P4">Texte scientifique, premières notes de bas de page. A revoir</text:p>
      <text:p text:style-name="P4">Index des hommes payés par la commission 99-107</text:p>
      <text:p text:style-name="P4"/>
      <text:p text:style-name="P5">Les victimes, chiffres incertains et destins tragiques 115-145</text:p>
      <text:p text:style-name="P4">Texte scientifique. A revoir</text:p>
      <text:p text:style-name="P4">Liste des animaux emporté par la débâcle, par lieu et par propriétaire. <text:span text:style-name="T1">122-123</text:span></text:p>
      <text:p text:style-name="P6">Texte scientifique. A revoir</text:p>
      <text:p text:style-name="P6">Liste des morts 129-141</text:p>
      <text:p text:style-name="P6">Listes des bâtiments emportés 142-143</text:p>
      <text:p text:style-name="P2"/>
      <text:p text:style-name="P5">Le Valais organise les secours 147-159</text:p>
      <text:p text:style-name="P6">Texte scientifique. A revoir</text:p>
      <text:p text:style-name="P6">Liste des autorités etc + photo p 157</text:p>
      <text:p text:style-name="P6"/>
      <text:p text:style-name="P1">La reconstruction: opérations d’urgence et prévention 161-179</text:p>
      <text:p text:style-name="P1"/>
      <text:p text:style-name="P1">Vaste élan de générosité 181-201</text:p>
      <text:p text:style-name="P1">Le comité de bienfaisance 203-219</text:p>
      <text:p text:style-name="P1">Ombres au tableau des secours 221-229</text:p>
      <text:p text:style-name="P1">Le souvenir de l’avalo 231-247</text:p>
      <text:p text:style-name="P5"/>
      <text:p text:style-name="P5">Et Jean-Pierre Perraudin dans tout ça ? 249-253</text:p>
      <text:p text:style-name="P7">Mouaif <text:span text:style-name="T3">à voir/demander ?</text:span></text:p>
      <text:p text:style-name="P7"/>
      <text:p text:style-name="P5">Cartes 254-271</text:p>
      <text:p text:style-name="P9">1 carte photos et citations des témoins</text:p>
      <text:p text:style-name="P9"/>
      <text:p text:style-name="P1">Abréviations, remerciement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33:30.168175924</meta:creation-date>
    <dc:date>2019-04-02T08:41:23.798945607</dc:date>
    <meta:editing-duration>PT1H18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69" meta:character-count="1079" meta:non-whitespace-character-count="938"/>
  </office:meta>
</office:document-meta>
</file>